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5cm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2.2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="none" draw:fill-color="#ffffff"/>
      <style:paragraph-properties fo:text-align="center"/>
      <style:text-properties fo:font-size="24pt" fo:font-weight="bold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6cm" svg:height="1.4cm" svg:x="5.5cm" svg:y="13.8cm">
          <draw:text-box>
            <text:p text:style-name="P1"><text:span text:style-name="T1">Welcome to Contact Online</text:span></text:p>
          </draw:text-box>
        </draw:frame>
        <draw:frame draw:style-name="gr2" draw:text-style-name="P4" draw:layer="layout" svg:width="14.4cm" svg:height="2.384cm" svg:x="3.9cm" svg:y="15.2cm">
          <draw:text-box>
            <text:p text:style-name="P3">Please pick a unique room name and click go.</text:p>
            <text:p text:style-name="P3">(or press the enter key)</text:p>
            <text:p/>
          </draw:text-box>
        </draw:frame>
        <draw:frame draw:style-name="gr3" draw:text-style-name="P6" draw:layer="layout" svg:width="9.1cm" svg:height="1.2cm" svg:x="6.8cm" svg:y="19.8cm">
          <draw:text-box>
            <text:p text:style-name="P5">How do I play this game?</text:p>
          </draw:text-box>
        </draw:frame>
        <draw:frame draw:style-name="gr4" draw:text-style-name="P7" draw:layer="layout" svg:width="7.4cm" svg:height="1.1cm" svg:x="6.3cm" svg:y="18.1cm">
          <draw:text-box>
            <text:p>random</text:p>
          </draw:text-box>
        </draw:frame>
        <draw:custom-shape draw:style-name="gr5" draw:text-style-name="P3" draw:layer="layout" svg:width="2.7cm" svg:height="1.2cm" svg:x="12.9cm" svg:y="18cm">
          <text:p text:style-name="P3">G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13:52:22.725170287</meta:creation-date>
    <dc:date>2018-06-11T14:16:53.789372772</dc:date>
    <meta:editing-duration>PT14M21S</meta:editing-duration>
    <meta:editing-cycles>1</meta:editing-cycles>
    <meta:document-statistic meta:object-count="5"/>
    <meta:generator>LibreOffice/5.1.6.2$Linux_X86_64 LibreOffice_project/10m0$Build-2</meta:generator>
  </office:meta>
</office:document-meta>
</file>